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81cm" table:align="right"/>
    </style:style>
    <style:style style:name="Tabela1.A" style:family="table-column">
      <style:table-column-properties style:column-width="0.769cm"/>
    </style:style>
    <style:style style:name="Tabela1.B" style:family="table-column">
      <style:table-column-properties style:column-width="4.45cm"/>
    </style:style>
    <style:style style:name="Tabela1.C" style:family="table-column">
      <style:table-column-properties style:column-width="5.99cm"/>
    </style:style>
    <style:style style:name="Tabela1.D" style:family="table-column">
      <style:table-column-properties style:column-width="1.274cm"/>
    </style:style>
    <style:style style:name="Tabela1.E" style:family="table-column">
      <style:table-column-properties style:column-width="4.498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a testująca:</text:p>
      <text:p text:style-name="Standard">Mateusz Kuźmiński</text:p>
      <text:p text:style-name="Standard">Tomasz Kryński</text:p>
      <text:p text:style-name="Standard">Jakub Łapiński</text:p>
      <text:p text:style-name="Standard"/>
      <text:p text:style-name="Standard"/>
      <text:p text:style-name="Standard">Projekt testowy: Samuraj</text:p>
      <text:p text:style-name="Standard"/>
      <text:p text:style-name="Standard"/>
      <text:p text:style-name="Standard">Procent zaawansowania: <text:s/>70%</text:p>
      <text:p text:style-name="Standard">Stopnie istotności: Trivial &lt; Minor &lt; Major &lt; Critical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Lp</text:p>
          </table:table-cell>
          <table:table-cell table:style-name="Tabela1.A1" office:value-type="string">
            <text:p text:style-name="P2">Nazwa</text:p>
          </table:table-cell>
          <table:table-cell table:style-name="Tabela1.A1" office:value-type="string">
            <text:p text:style-name="P2">Opis</text:p>
          </table:table-cell>
          <table:table-cell table:style-name="Tabela1.A1" office:value-type="string">
            <text:p text:style-name="P2">Istotność</text:p>
          </table:table-cell>
          <table:table-cell table:style-name="Tabela1.E1" office:value-type="string">
            <text:p text:style-name="P2">Propozycja rozwiązania</text:p>
          </table:table-cell>
        </table:table-row>
        <table:table-row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Zawieszanie się na scianie</text:p>
          </table:table-cell>
          <table:table-cell table:style-name="Tabela1.A2" office:value-type="string">
            <text:p text:style-name="P2">W trakcie wskakiwania na pionową ścianę, postać się przykleja do niej gdy gracz kontynuuje ruch w kierunku przeszkody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Wyłączenie możliwości poruszania się w kierunku przeszkody gdy zostanie wykryta kolizja</text:p>
          </table:table-cell>
        </table:table-row>
        <table:table-row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Brak animacji</text:p>
          </table:table-cell>
          <table:table-cell table:style-name="Tabela1.A2" office:value-type="string">
            <text:p text:style-name="P2">Brak animacji ruchu, walki, przeciwników etc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Dodanie animacji</text:p>
          </table:table-cell>
        </table:table-row>
        <table:table-row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Wchodzenie na przeciwnika</text:p>
          </table:table-cell>
          <table:table-cell table:style-name="Tabela1.A2" office:value-type="string">
            <text:p text:style-name="P2">Można wskoczyć na przeciwnika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Dodanie odrzucania od przeciwnika w momencie kolizji</text:p>
          </table:table-cell>
        </table:table-row>
        <table:table-row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Ekran ładowania gry</text:p>
          </table:table-cell>
          <table:table-cell table:style-name="Tabela1.A2" office:value-type="string">
            <text:p text:style-name="P2">Po wcisnięciu przycisku 'Play' gra oddtwarza dzwięk przez pewnien czas, w przypadku braku dzwięku, nie wiadomo co się dzieje i czy gra startuje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Dodać dodatkowy ekran ładowania</text:p>
          </table:table-cell>
        </table:table-row>
        <table:table-row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2">Przechodzenie przeciwników po kolcach</text:p>
          </table:table-cell>
          <table:table-cell table:style-name="Tabela1.A2" office:value-type="string">
            <text:p text:style-name="P2">W trakcie gdy przeciwnik chodzi przechodzi po przeszkodzie, kolcach, dziwnie podskakuje.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Umożliwić skakanie przeciwnikowi gdy napotka przeszkodę</text:p>
          </table:table-cell>
        </table:table-row>
        <table:table-row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Błędna platforma</text:p>
          </table:table-cell>
          <table:table-cell table:style-name="Tabela1.A2" office:value-type="string">
            <text:p text:style-name="P2">Jedna pozioma platworma w grze powoduje chwilowe przycięcie gry i 'teleportację' gracza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Naprawienie kolizji i poprawne ustawienie modelu.</text:p>
          </table:table-cell>
        </table:table-row>
        <table:table-row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Brak zmiany przycisków</text:p>
          </table:table-cell>
          <table:table-cell table:style-name="Tabela1.A2" office:value-type="string">
            <text:p text:style-name="P2">Nie można zmienić sterowania. Stała konfiguracja może stwarzać problemy dla niektórych użytkowników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Dodanie konfiugracji</text:p>
          </table:table-cell>
        </table:table-row>
        <table:table-row>
          <table:table-cell table:style-name="Tabela1.A2" office:value-type="string">
            <text:p text:style-name="P2">8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10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7:45:00.387000000</meta:creation-date>
    <dc:date>2014-05-28T18:37:00.64</dc:date>
    <meta:editing-duration>PT19M3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1" meta:paragraph-count="48" meta:word-count="189" meta:character-count="1330"/>
    <dc:creator>Tomasz </dc:creator>
  </office:meta>
</office:document-meta>
</file>